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olar_max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float" office:value="7606627.71633155" calcext:value-type="float">
            <text:p>7606627.71633155</text:p>
          </table:table-cell>
          <table:table-cell office:value-type="float" office:value="996.089190134216" calcext:value-type="float">
            <text:p>996.089190134216</text:p>
          </table:table-cell>
          <table:table-cell table:number-columns-repeated="1022"/>
        </table:table-row>
        <table:table-row table:style-name="ro1">
          <table:table-cell office:value-type="float" office:value="8791989.67309731" calcext:value-type="float">
            <text:p>8791989.67309731</text:p>
          </table:table-cell>
          <table:table-cell office:value-type="float" office:value="976.987393036776" calcext:value-type="float">
            <text:p>976.987393036776</text:p>
          </table:table-cell>
          <table:table-cell table:number-columns-repeated="1022"/>
        </table:table-row>
        <table:table-row table:style-name="ro1">
          <table:table-cell office:value-type="float" office:value="9634081.85882297" calcext:value-type="float">
            <text:p>9634081.85882297</text:p>
          </table:table-cell>
          <table:table-cell office:value-type="float" office:value="965.805427795261" calcext:value-type="float">
            <text:p>965.805427795261</text:p>
          </table:table-cell>
          <table:table-cell table:number-columns-repeated="1022"/>
        </table:table-row>
        <table:table-row table:style-name="ro1">
          <table:table-cell office:value-type="float" office:value="11392948.404342" calcext:value-type="float">
            <text:p>11392948.404342</text:p>
          </table:table-cell>
          <table:table-cell office:value-type="float" office:value="944.104390727484" calcext:value-type="float">
            <text:p>944.104390727484</text:p>
          </table:table-cell>
          <table:table-cell table:number-columns-repeated="1022"/>
        </table:table-row>
        <table:table-row table:style-name="ro1">
          <table:table-cell office:value-type="float" office:value="12484159.0609046" calcext:value-type="float">
            <text:p>12484159.0609046</text:p>
          </table:table-cell>
          <table:table-cell office:value-type="float" office:value="931.491971274106" calcext:value-type="float">
            <text:p>931.491971274106</text:p>
          </table:table-cell>
          <table:table-cell table:number-columns-repeated="1022"/>
        </table:table-row>
        <table:table-row table:style-name="ro1">
          <table:table-cell office:value-type="float" office:value="14429600.2951637" calcext:value-type="float">
            <text:p>14429600.2951637</text:p>
          </table:table-cell>
          <table:table-cell office:value-type="float" office:value="910.076588934614" calcext:value-type="float">
            <text:p>910.076588934614</text:p>
          </table:table-cell>
          <table:table-cell table:number-columns-repeated="1022"/>
        </table:table-row>
        <table:table-row table:style-name="ro1">
          <table:table-cell office:value-type="float" office:value="15811659.8861665" calcext:value-type="float">
            <text:p>15811659.8861665</text:p>
          </table:table-cell>
          <table:table-cell office:value-type="float" office:value="898.704914064391" calcext:value-type="float">
            <text:p>898.704914064391</text:p>
          </table:table-cell>
          <table:table-cell table:number-columns-repeated="1022"/>
        </table:table-row>
        <table:table-row table:style-name="ro1">
          <table:table-cell office:value-type="float" office:value="18556368.9501191" calcext:value-type="float">
            <text:p>18556368.9501191</text:p>
          </table:table-cell>
          <table:table-cell office:value-type="float" office:value="877.989494837716" calcext:value-type="float">
            <text:p>877.989494837716</text:p>
          </table:table-cell>
          <table:table-cell table:number-columns-repeated="1022"/>
        </table:table-row>
        <table:table-row table:style-name="ro1">
          <table:table-cell office:value-type="float" office:value="20333688.2907175" calcext:value-type="float">
            <text:p>20333688.2907175</text:p>
          </table:table-cell>
          <table:table-cell office:value-type="float" office:value="865.3072971301" calcext:value-type="float">
            <text:p>865.3072971301</text:p>
          </table:table-cell>
          <table:table-cell table:number-columns-repeated="1022"/>
        </table:table-row>
        <table:table-row table:style-name="ro1">
          <table:table-cell office:value-type="float" office:value="23502343.5002792" calcext:value-type="float">
            <text:p>23502343.5002792</text:p>
          </table:table-cell>
          <table:table-cell office:value-type="float" office:value="843.983498749294" calcext:value-type="float">
            <text:p>843.983498749294</text:p>
          </table:table-cell>
          <table:table-cell table:number-columns-repeated="1022"/>
        </table:table-row>
        <table:table-row table:style-name="ro1">
          <table:table-cell office:value-type="float" office:value="25950432.2279394" calcext:value-type="float">
            <text:p>25950432.2279394</text:p>
          </table:table-cell>
          <table:table-cell office:value-type="float" office:value="831.726512278437" calcext:value-type="float">
            <text:p>831.726512278437</text:p>
          </table:table-cell>
          <table:table-cell table:number-columns-repeated="1022"/>
        </table:table-row>
        <table:table-row table:style-name="ro1">
          <table:table-cell office:value-type="float" office:value="30223855.703736" calcext:value-type="float">
            <text:p>30223855.703736</text:p>
          </table:table-cell>
          <table:table-cell office:value-type="float" office:value="812.04904458354" calcext:value-type="float">
            <text:p>812.04904458354</text:p>
          </table:table-cell>
          <table:table-cell table:number-columns-repeated="1022"/>
        </table:table-row>
        <table:table-row table:style-name="ro1">
          <table:table-cell office:value-type="float" office:value="33372081.3457393" calcext:value-type="float">
            <text:p>33372081.3457393</text:p>
          </table:table-cell>
          <table:table-cell office:value-type="float" office:value="798.47135927988" calcext:value-type="float">
            <text:p>798.47135927988</text:p>
          </table:table-cell>
          <table:table-cell table:number-columns-repeated="1022"/>
        </table:table-row>
        <table:table-row table:style-name="ro1">
          <table:table-cell office:value-type="float" office:value="38867675.1996841" calcext:value-type="float">
            <text:p>38867675.1996841</text:p>
          </table:table-cell>
          <table:table-cell office:value-type="float" office:value="776.898249011539" calcext:value-type="float">
            <text:p>776.898249011539</text:p>
          </table:table-cell>
          <table:table-cell table:number-columns-repeated="1022"/>
        </table:table-row>
        <table:table-row table:style-name="ro1">
          <table:table-cell office:value-type="float" office:value="42916272.2055774" calcext:value-type="float">
            <text:p>42916272.2055774</text:p>
          </table:table-cell>
          <table:table-cell office:value-type="float" office:value="765.663950079346" calcext:value-type="float">
            <text:p>765.663950079346</text:p>
          </table:table-cell>
          <table:table-cell table:number-columns-repeated="1022"/>
        </table:table-row>
        <table:table-row table:style-name="ro1">
          <table:table-cell office:value-type="float" office:value="49983568.9475381" calcext:value-type="float">
            <text:p>49983568.9475381</text:p>
          </table:table-cell>
          <table:table-cell office:value-type="float" office:value="744.015246702247" calcext:value-type="float">
            <text:p>744.015246702247</text:p>
          </table:table-cell>
          <table:table-cell table:number-columns-repeated="1022"/>
        </table:table-row>
        <table:table-row table:style-name="ro1">
          <table:table-cell office:value-type="float" office:value="54770969.1141006" calcext:value-type="float">
            <text:p>54770969.1141006</text:p>
          </table:table-cell>
          <table:table-cell office:value-type="float" office:value="731.594717448022" calcext:value-type="float">
            <text:p>731.594717448022</text:p>
          </table:table-cell>
          <table:table-cell table:number-columns-repeated="1022"/>
        </table:table-row>
        <table:table-row table:style-name="ro1">
          <table:table-cell office:value-type="float" office:value="64770347.0156102" calcext:value-type="float">
            <text:p>64770347.0156102</text:p>
          </table:table-cell>
          <table:table-cell office:value-type="float" office:value="709.823902126008" calcext:value-type="float">
            <text:p>709.823902126008</text:p>
          </table:table-cell>
          <table:table-cell table:number-columns-repeated="1022"/>
        </table:table-row>
        <table:table-row table:style-name="ro1">
          <table:table-cell office:value-type="float" office:value="70974017.0739909" calcext:value-type="float">
            <text:p>70974017.0739909</text:p>
          </table:table-cell>
          <table:table-cell office:value-type="float" office:value="698.136044541273" calcext:value-type="float">
            <text:p>698.136044541273</text:p>
          </table:table-cell>
          <table:table-cell table:number-columns-repeated="1022"/>
        </table:table-row>
        <table:table-row table:style-name="ro1">
          <table:table-cell office:value-type="float" office:value="81411195.2337766" calcext:value-type="float">
            <text:p>81411195.2337766</text:p>
          </table:table-cell>
          <table:table-cell office:value-type="float" office:value="677.900350812479" calcext:value-type="float">
            <text:p>677.900350812479</text:p>
          </table:table-cell>
          <table:table-cell table:number-columns-repeated="1022"/>
        </table:table-row>
        <table:table-row table:style-name="ro1">
          <table:table-cell office:value-type="float" office:value="89208717.0560238" calcext:value-type="float">
            <text:p>89208717.0560238</text:p>
          </table:table-cell>
          <table:table-cell office:value-type="float" office:value="665.410043304016" calcext:value-type="float">
            <text:p>665.410043304016</text:p>
          </table:table-cell>
          <table:table-cell table:number-columns-repeated="1022"/>
        </table:table-row>
        <table:table-row table:style-name="ro1">
          <table:table-cell office:value-type="float" office:value="106302469.994264" calcext:value-type="float">
            <text:p>106302469.994264</text:p>
          </table:table-cell>
          <table:table-cell office:value-type="float" office:value="642.880389467172" calcext:value-type="float">
            <text:p>642.880389467172</text:p>
          </table:table-cell>
          <table:table-cell table:number-columns-repeated="1022"/>
        </table:table-row>
        <table:table-row table:style-name="ro1">
          <table:table-cell office:value-type="float" office:value="116484065.131871" calcext:value-type="float">
            <text:p>116484065.131871</text:p>
          </table:table-cell>
          <table:table-cell office:value-type="float" office:value="631.279754700234" calcext:value-type="float">
            <text:p>631.279754700234</text:p>
          </table:table-cell>
          <table:table-cell table:number-columns-repeated="1022"/>
        </table:table-row>
        <table:table-row table:style-name="ro1">
          <table:table-cell office:value-type="float" office:value="134636101.030815" calcext:value-type="float">
            <text:p>134636101.030815</text:p>
          </table:table-cell>
          <table:table-cell office:value-type="float" office:value="609.953775748983" calcext:value-type="float">
            <text:p>609.953775748983</text:p>
          </table:table-cell>
          <table:table-cell table:number-columns-repeated="1022"/>
        </table:table-row>
        <table:table-row table:style-name="ro1">
          <table:table-cell office:value-type="float" office:value="147531476.57266" calcext:value-type="float">
            <text:p>147531476.57266</text:p>
          </table:table-cell>
          <table:table-cell office:value-type="float" office:value="597.393689986283" calcext:value-type="float">
            <text:p>597.393689986283</text:p>
          </table:table-cell>
          <table:table-cell table:number-columns-repeated="1022"/>
        </table:table-row>
        <table:table-row table:style-name="ro1">
          <table:table-cell office:value-type="float" office:value="174465872.850084" calcext:value-type="float">
            <text:p>174465872.850084</text:p>
          </table:table-cell>
          <table:table-cell office:value-type="float" office:value="576.024099626133" calcext:value-type="float">
            <text:p>576.024099626133</text:p>
          </table:table-cell>
          <table:table-cell table:number-columns-repeated="1022"/>
        </table:table-row>
        <table:table-row table:style-name="ro1">
          <table:table-cell office:value-type="float" office:value="191176123.164915" calcext:value-type="float">
            <text:p>191176123.164915</text:p>
          </table:table-cell>
          <table:table-cell office:value-type="float" office:value="564.54557680411" calcext:value-type="float">
            <text:p>564.54557680411</text:p>
          </table:table-cell>
          <table:table-cell table:number-columns-repeated="1022"/>
        </table:table-row>
        <table:table-row table:style-name="ro1">
          <table:table-cell office:value-type="float" office:value="219289781.368723" calcext:value-type="float">
            <text:p>219289781.368723</text:p>
          </table:table-cell>
          <table:table-cell office:value-type="float" office:value="543.838879859214" calcext:value-type="float">
            <text:p>543.838879859214</text:p>
          </table:table-cell>
          <table:table-cell table:number-columns-repeated="1022"/>
        </table:table-row>
        <table:table-row table:style-name="ro1">
          <table:table-cell office:value-type="float" office:value="240293242.265082" calcext:value-type="float">
            <text:p>240293242.265082</text:p>
          </table:table-cell>
          <table:table-cell office:value-type="float" office:value="531.209015842277" calcext:value-type="float">
            <text:p>531.209015842277</text:p>
          </table:table-cell>
          <table:table-cell table:number-columns-repeated="1022"/>
        </table:table-row>
        <table:table-row table:style-name="ro1">
          <table:table-cell office:value-type="float" office:value="284162886.630548" calcext:value-type="float">
            <text:p>284162886.630548</text:p>
          </table:table-cell>
          <table:table-cell office:value-type="float" office:value="509.909203736364" calcext:value-type="float">
            <text:p>509.909203736364</text:p>
          </table:table-cell>
          <table:table-cell table:number-columns-repeated="1022"/>
        </table:table-row>
        <table:table-row table:style-name="ro1">
          <table:table-cell office:value-type="float" office:value="311379859.716519" calcext:value-type="float">
            <text:p>311379859.716519</text:p>
          </table:table-cell>
          <table:table-cell office:value-type="float" office:value="498.360902660104" calcext:value-type="float">
            <text:p>498.360902660104</text:p>
          </table:table-cell>
          <table:table-cell table:number-columns-repeated="1022"/>
        </table:table-row>
        <table:table-row table:style-name="ro1">
          <table:table-cell office:value-type="float" office:value="368227582.854998" calcext:value-type="float">
            <text:p>368227582.854998</text:p>
          </table:table-cell>
          <table:table-cell office:value-type="float" office:value="476.85175579148" calcext:value-type="float">
            <text:p>476.85175579148</text:p>
          </table:table-cell>
          <table:table-cell table:number-columns-repeated="1022"/>
        </table:table-row>
        <table:table-row table:style-name="ro1">
          <table:table-cell office:value-type="float" office:value="403496228.704261" calcext:value-type="float">
            <text:p>403496228.704261</text:p>
          </table:table-cell>
          <table:table-cell office:value-type="float" office:value="464.29167002878" calcext:value-type="float">
            <text:p>464.29167002878</text:p>
          </table:table-cell>
          <table:table-cell table:number-columns-repeated="1022"/>
        </table:table-row>
        <table:table-row table:style-name="ro1">
          <table:table-cell office:value-type="float" office:value="466374168.448518" calcext:value-type="float">
            <text:p>466374168.448518</text:p>
          </table:table-cell>
          <table:table-cell office:value-type="float" office:value="442.769439737486" calcext:value-type="float">
            <text:p>442.769439737486</text:p>
          </table:table-cell>
          <table:table-cell table:number-columns-repeated="1022"/>
        </table:table-row>
        <table:table-row table:style-name="ro1">
          <table:table-cell office:value-type="float" office:value="514953381.182651" calcext:value-type="float">
            <text:p>514953381.182651</text:p>
          </table:table-cell>
          <table:table-cell office:value-type="float" office:value="430.710885177116" calcext:value-type="float">
            <text:p>430.710885177116</text:p>
          </table:table-cell>
          <table:table-cell table:number-columns-repeated="1022"/>
        </table:table-row>
        <table:table-row table:style-name="ro1">
          <table:table-cell office:value-type="float" office:value="599754044.568808" calcext:value-type="float">
            <text:p>599754044.568808</text:p>
          </table:table-cell>
          <table:table-cell office:value-type="float" office:value="411.085751172897" calcext:value-type="float">
            <text:p>411.085751172897</text:p>
          </table:table-cell>
          <table:table-cell table:number-columns-repeated="1022"/>
        </table:table-row>
        <table:table-row table:style-name="ro1">
          <table:table-cell office:value-type="float" office:value="657198174.176255" calcext:value-type="float">
            <text:p>657198174.176255</text:p>
          </table:table-cell>
          <table:table-cell office:value-type="float" office:value="398.229107829689" calcext:value-type="float">
            <text:p>398.229107829689</text:p>
          </table:table-cell>
          <table:table-cell table:number-columns-repeated="1022"/>
        </table:table-row>
        <table:table-row table:style-name="ro1">
          <table:table-cell office:value-type="float" office:value="819773719.810638" calcext:value-type="float">
            <text:p>819773719.810638</text:p>
          </table:table-cell>
          <table:table-cell office:value-type="float" office:value="375.394174130558" calcext:value-type="float">
            <text:p>375.394174130558</text:p>
          </table:table-cell>
          <table:table-cell table:number-columns-repeated="1022"/>
        </table:table-row>
        <table:table-row table:style-name="ro1">
          <table:table-cell office:value-type="float" office:value="926100692.02039" calcext:value-type="float">
            <text:p>926100692.02039</text:p>
          </table:table-cell>
          <table:table-cell office:value-type="float" office:value="363.956355290173" calcext:value-type="float">
            <text:p>363.956355290173</text:p>
          </table:table-cell>
          <table:table-cell table:number-columns-repeated="1022"/>
        </table:table-row>
        <table:table-row table:style-name="ro1">
          <table:table-cell office:value-type="float" office:value="1129080901.83501" calcext:value-type="float">
            <text:p>1129080901.83501</text:p>
          </table:table-cell>
          <table:table-cell office:value-type="float" office:value="344.621964011942" calcext:value-type="float">
            <text:p>344.621964011942</text:p>
          </table:table-cell>
          <table:table-cell table:number-columns-repeated="1022"/>
        </table:table-row>
        <table:table-row table:style-name="ro1">
          <table:table-cell office:value-type="float" office:value="1285285304.81091" calcext:value-type="float">
            <text:p>1285285304.81091</text:p>
          </table:table-cell>
          <table:table-cell office:value-type="float" office:value="331.596689887661" calcext:value-type="float">
            <text:p>331.596689887661</text:p>
          </table:table-cell>
          <table:table-cell table:number-columns-repeated="1022"/>
        </table:table-row>
        <table:table-row table:style-name="ro1">
          <table:table-cell office:value-type="float" office:value="1615501810.66417" calcext:value-type="float">
            <text:p>1615501810.66417</text:p>
          </table:table-cell>
          <table:table-cell office:value-type="float" office:value="309.00598007836" calcext:value-type="float">
            <text:p>309.00598007836</text:p>
          </table:table-cell>
          <table:table-cell table:number-columns-repeated="1022"/>
        </table:table-row>
        <table:table-row table:style-name="ro1">
          <table:table-cell office:value-type="float" office:value="1825036968.93562" calcext:value-type="float">
            <text:p>1825036968.93562</text:p>
          </table:table-cell>
          <table:table-cell office:value-type="float" office:value="297.43441958402" calcext:value-type="float">
            <text:p>297.43441958402</text:p>
          </table:table-cell>
          <table:table-cell table:number-columns-repeated="1022"/>
        </table:table-row>
        <table:table-row table:style-name="ro1">
          <table:table-cell office:value-type="float" office:value="2259222715.63184" calcext:value-type="float">
            <text:p>2259222715.63184</text:p>
          </table:table-cell>
          <table:table-cell office:value-type="float" office:value="277.053354492231" calcext:value-type="float">
            <text:p>277.053354492231</text:p>
          </table:table-cell>
          <table:table-cell table:number-columns-repeated="1022"/>
        </table:table-row>
        <table:table-row table:style-name="ro1">
          <table:table-cell office:value-type="float" office:value="2571778295.05164" calcext:value-type="float">
            <text:p>2571778295.05164</text:p>
          </table:table-cell>
          <table:table-cell office:value-type="float" office:value="264.180720299094" calcext:value-type="float">
            <text:p>264.180720299094</text:p>
          </table:table-cell>
          <table:table-cell table:number-columns-repeated="1022"/>
        </table:table-row>
        <table:table-row table:style-name="ro1">
          <table:table-cell office:value-type="float" office:value="3257254533.9738" calcext:value-type="float">
            <text:p>3257254533.9738</text:p>
          </table:table-cell>
          <table:table-cell office:value-type="float" office:value="242.491973719279" calcext:value-type="float">
            <text:p>242.491973719279</text:p>
          </table:table-cell>
          <table:table-cell table:number-columns-repeated="1022"/>
        </table:table-row>
        <table:table-row table:style-name="ro1">
          <table:table-cell office:value-type="float" office:value="3764841568.86782" calcext:value-type="float">
            <text:p>3764841568.86782</text:p>
          </table:table-cell>
          <table:table-cell office:value-type="float" office:value="232.660574517873" calcext:value-type="float">
            <text:p>232.660574517873</text:p>
          </table:table-cell>
          <table:table-cell table:number-columns-repeated="1022"/>
        </table:table-row>
        <table:table-row table:style-name="ro1">
          <table:table-cell office:value-type="float" office:value="4915932713.65809" calcext:value-type="float">
            <text:p>4915932713.65809</text:p>
          </table:table-cell>
          <table:table-cell office:value-type="float" office:value="213.185106939646" calcext:value-type="float">
            <text:p>213.185106939646</text:p>
          </table:table-cell>
          <table:table-cell table:number-columns-repeated="1022"/>
        </table:table-row>
        <table:table-row table:style-name="ro1">
          <table:table-cell office:value-type="float" office:value="5725470762.17522" calcext:value-type="float">
            <text:p>5725470762.17522</text:p>
          </table:table-cell>
          <table:table-cell office:value-type="float" office:value="202.836427971585" calcext:value-type="float">
            <text:p>202.836427971585</text:p>
          </table:table-cell>
          <table:table-cell table:number-columns-repeated="1022"/>
        </table:table-row>
        <table:table-row table:style-name="ro1">
          <table:table-cell office:value-type="float" office:value="7533220674.72549" calcext:value-type="float">
            <text:p>7533220674.72549</text:p>
          </table:table-cell>
          <table:table-cell office:value-type="float" office:value="190.538891700838" calcext:value-type="float">
            <text:p>190.538891700838</text:p>
          </table:table-cell>
          <table:table-cell table:number-columns-repeated="1022"/>
        </table:table-row>
        <table:table-row table:style-name="ro1">
          <table:table-cell office:value-type="float" office:value="8707143407.99781" calcext:value-type="float">
            <text:p>8707143407.99781</text:p>
          </table:table-cell>
          <table:table-cell office:value-type="float" office:value="184.197396379677" calcext:value-type="float">
            <text:p>184.197396379677</text:p>
          </table:table-cell>
          <table:table-cell table:number-columns-repeated="1022"/>
        </table:table-row>
        <table:table-row table:style-name="ro1">
          <table:table-cell office:value-type="float" office:value="11369331308.8765" calcext:value-type="float">
            <text:p>11369331308.8765</text:p>
          </table:table-cell>
          <table:table-cell office:value-type="float" office:value="172.888165117649" calcext:value-type="float">
            <text:p>172.888165117649</text:p>
          </table:table-cell>
          <table:table-cell table:number-columns-repeated="1022"/>
        </table:table-row>
        <table:table-row table:style-name="ro1">
          <table:table-cell office:value-type="float" office:value="13241591735.7049" calcext:value-type="float">
            <text:p>13241591735.7049</text:p>
          </table:table-cell>
          <table:table-cell office:value-type="float" office:value="165.931484619454" calcext:value-type="float">
            <text:p>165.931484619454</text:p>
          </table:table-cell>
          <table:table-cell table:number-columns-repeated="1022"/>
        </table:table-row>
        <table:table-row table:style-name="ro1">
          <table:table-cell office:value-type="float" office:value="15859266534.1776" calcext:value-type="float">
            <text:p>15859266534.1776</text:p>
          </table:table-cell>
          <table:table-cell office:value-type="float" office:value="156.162529026242" calcext:value-type="float">
            <text:p>156.162529026242</text:p>
          </table:table-cell>
          <table:table-cell table:number-columns-repeated="1022"/>
        </table:table-row>
        <table:table-row table:style-name="ro1">
          <table:table-cell office:value-type="float" office:value="18517902389.8018" calcext:value-type="float">
            <text:p>18517902389.8018</text:p>
          </table:table-cell>
          <table:table-cell office:value-type="float" office:value="152.040325794865" calcext:value-type="float">
            <text:p>152.040325794865</text:p>
          </table:table-cell>
          <table:table-cell table:number-columns-repeated="1022"/>
        </table:table-row>
        <table:table-row table:style-name="ro1">
          <table:table-cell office:value-type="float" office:value="21898662433.5605" calcext:value-type="float">
            <text:p>21898662433.5605</text:p>
          </table:table-cell>
          <table:table-cell office:value-type="float" office:value="141.361081157741" calcext:value-type="float">
            <text:p>141.361081157741</text:p>
          </table:table-cell>
          <table:table-cell table:number-columns-repeated="1022"/>
        </table:table-row>
        <table:table-row table:style-name="ro1">
          <table:table-cell office:value-type="float" office:value="25896638090.2371" calcext:value-type="float">
            <text:p>25896638090.2371</text:p>
          </table:table-cell>
          <table:table-cell office:value-type="float" office:value="141.586803237735" calcext:value-type="float">
            <text:p>141.586803237735</text:p>
          </table:table-cell>
          <table:table-cell table:number-columns-repeated="1022"/>
        </table:table-row>
        <table:table-row table:style-name="ro1">
          <table:table-cell office:value-type="float" office:value="30391974936.836" calcext:value-type="float">
            <text:p>30391974936.836</text:p>
          </table:table-cell>
          <table:table-cell office:value-type="float" office:value="138.832808843702" calcext:value-type="float">
            <text:p>138.832808843702</text:p>
          </table:table-cell>
          <table:table-cell table:number-columns-repeated="1022"/>
        </table:table-row>
        <table:table-row table:style-name="ro1">
          <table:table-cell office:value-type="float" office:value="39083875402.9608" calcext:value-type="float">
            <text:p>39083875402.9608</text:p>
          </table:table-cell>
          <table:table-cell office:value-type="float" office:value="133.978859033325" calcext:value-type="float">
            <text:p>133.978859033325</text:p>
          </table:table-cell>
          <table:table-cell table:number-columns-repeated="1022"/>
        </table:table-row>
        <table:table-row table:style-name="ro1">
          <table:table-cell office:value-type="float" office:value="45868353936.2201" calcext:value-type="float">
            <text:p>45868353936.2201</text:p>
          </table:table-cell>
          <table:table-cell office:value-type="float" office:value="130.681836520616" calcext:value-type="float">
            <text:p>130.681836520616</text:p>
          </table:table-cell>
          <table:table-cell table:number-columns-repeated="1022"/>
        </table:table-row>
        <table:table-row table:style-name="ro1">
          <table:table-cell office:value-type="float" office:value="58094006047.1535" calcext:value-type="float">
            <text:p>58094006047.1535</text:p>
          </table:table-cell>
          <table:table-cell office:value-type="float" office:value="122.526238745072" calcext:value-type="float">
            <text:p>122.526238745072</text:p>
          </table:table-cell>
          <table:table-cell table:number-columns-repeated="1022"/>
        </table:table-row>
        <table:table-row table:style-name="ro1">
          <table:table-cell office:value-type="float" office:value="68700061219.7017" calcext:value-type="float">
            <text:p>68700061219.7017</text:p>
          </table:table-cell>
          <table:table-cell office:value-type="float" office:value="120.574297807413" calcext:value-type="float">
            <text:p>120.574297807413</text:p>
          </table:table-cell>
          <table:table-cell table:number-columns-repeated="1022"/>
        </table:table-row>
        <table:table-row table:style-name="ro1">
          <table:table-cell office:value-type="float" office:value="81242433303.0139" calcext:value-type="float">
            <text:p>81242433303.0139</text:p>
          </table:table-cell>
          <table:table-cell office:value-type="float" office:value="116.960894346515" calcext:value-type="float">
            <text:p>116.960894346515</text:p>
          </table:table-cell>
          <table:table-cell table:number-columns-repeated="1022"/>
        </table:table-row>
        <table:table-row table:style-name="ro1">
          <table:table-cell office:value-type="float" office:value="93426716969.4007" calcext:value-type="float">
            <text:p>93426716969.4007</text:p>
          </table:table-cell>
          <table:table-cell office:value-type="float" office:value="121.157104817236" calcext:value-type="float">
            <text:p>121.157104817236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01:31:19.499556565</dc:date>
    <meta:editing-duration>PT4M34S</meta:editing-duration>
    <meta:editing-cycles>1</meta:editing-cycles>
    <meta:generator>LibreOffice/6.1.2.1$Linux_X86_64 LibreOffice_project/10$Build-1</meta:generator>
    <meta:document-statistic meta:table-count="1" meta:cell-count="128" meta:object-count="0"/>
  </office:meta>
</office:document-meta>
</file>